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ge 1:</text:p>
      <text:p text:style-name="Standard"><text:s text:c="4"/>Lorem ipsum dolor sit amet, consectetur adipiscing elit. Integer nec odio. Praesent libero. Sed cursus ante dapibus diam. Sed nisi.</text:p>
      <text:p text:style-name="Standard"><text:s text:c="4"/>Nulla quis sem at nibh elementum imperdiet. Duis sagittis ipsum. Praesent mauris. Fusce nec tellus sed augue semper porta.</text:p>
      <text:p text:style-name="Standard"><text:s text:c="4"/>Mauris massa. Vestibulum lacinia arcu eget nulla. Class aptent taciti sociosqu ad litora torquent per conubia nostra, per inceptos himenaeos.</text:p>
      <text:p text:style-name="Standard"><text:s text:c="4"/>Curabitur sodales ligula in libero. Sed dignissim lacinia nunc. Curabitur tortor.</text:p>
      <text:p text:style-name="Standard"/>
      <text:p text:style-name="P1"/>
      <text:p text:style-name="Standard"><text:s text:c="4"/>Page 2:</text:p>
      <text:p text:style-name="Standard"><text:s text:c="4"/>In hac habitasse platea dictumst. Integer sagittis neque a tortor. Integer aliquam velit ac mauris. Integer in mauris eu nibh euismod gravida.</text:p>
      <text:p text:style-name="Standard"><text:s text:c="4"/>Duis ac tellus et risus vulputate vehicula. Donec lobortis risus a elit. Etiam tempor. Ut ullamcorper, ligula eu tempor congue, eros est euismod turpis,</text:p>
      <text:p text:style-name="Standard"><text:s text:c="4"/>id tincidunt sapien risus a quam. Maecenas fermentum consequat mi. Donec fermentum. Pellentesque malesuada nulla a mi. Duis sapien sem,</text:p>
      <text:p text:style-name="Standard"><text:s text:c="4"/>aliquet nec, commodo eget, consequat quis, neque.</text:p>
      <text:p text:style-name="P1"/>
      <text:p text:style-name="Standard"><text:s text:c="4"/>Page 3:</text:p>
      <text:p text:style-name="Standard"><text:s text:c="4"/>Aliquam faucibus, elit ut dictum aliquet, felis nisl adipiscing sapien, sed malesuada diam lacus eget erat. Cras mollis scelerisque nunc.</text:p>
      <text:p text:style-name="Standard"><text:s text:c="4"/>Nullam arcu. Aliquam consequat. Curabitur augue lorem, dapibus quis, laoreet et, pretium ac, nisi. Aenean magna nisl, mollis quis, molestie eu,</text:p>
      <text:p text:style-name="Standard"><text:s text:c="4"/>feugiat in, orci. In hac habitasse platea dictumst. Ut ac justo sit amet dolor ornare cursus. Curabitur blandit mollis lacus.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enz Zhao</meta:initial-creator>
    <meta:creation-date>2023-11-16T12:11:43.230000000</meta:creation-date>
    <dc:date>2023-11-16T12:13:14.516000000</dc:date>
    <dc:creator>Lorenz Zhao</dc:creator>
    <meta:editing-duration>PT1M31S</meta:editing-duration>
    <meta:editing-cycles>2</meta:editing-cycles>
    <meta:generator>LibreOffice/7.6.2.1$Windows_X86_64 LibreOffice_project/56f7684011345957bbf33a7ee678afaf4d2ba333</meta:generator>
    <meta:print-date>2023-11-16T12:12:33.501000000</meta:print-date>
    <meta:printed-by>PDF files: Lorenz Zhao</meta:printed-by>
    <meta:document-statistic meta:table-count="0" meta:image-count="0" meta:object-count="0" meta:page-count="3" meta:paragraph-count="15" meta:word-count="210" meta:character-count="1435" meta:non-whitespace-character-count="1183"/>
  </office:meta>
</office:document-meta>
</file>